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yphs.charToGlyphName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yphs.getUnicodeSequenceForGlyphName( String glyph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Glyphs.addAlternatives( Map map , String [ ] alternativ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lyphs.loadGlyphList( String filename , Map charNameToUnicodeMap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Glyphs.stringToGlyph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lyphs.hexToChar( String h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yphs.glyphToString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lyphs.getCharNameAlternativesFor( String ch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